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30000040CCA5BFAFCEEF8E1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Normal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style:font-name="Courier2" fo:font-size="1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style:font-name="Courier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9cm" svg:height="18.653cm" svg:x="0.135cm" svg:y="1.256cm">
          <draw:image xlink:href="Pictures/10000201000006130000040CCA5BFAFCEEF8E110.png" xlink:type="simple" xlink:show="embed" xlink:actuate="onLoad">
            <text:p/>
          </draw:image>
        </draw:frame>
        <draw:frame draw:style-name="gr2" draw:text-style-name="P2" draw:layer="layout" svg:width="2.6cm" svg:height="1.2cm" svg:x="2.1cm" svg:y="0.7cm">
          <draw:text-box>
            <text:p><text:span text:style-name="T1">conv1</text:span></text:p>
          </draw:text-box>
        </draw:frame>
        <draw:frame draw:style-name="gr2" draw:text-style-name="P2" draw:layer="layout" svg:width="2.6cm" svg:height="1.2cm" svg:x="3.8cm" svg:y="2cm">
          <draw:text-box>
            <text:p><text:span text:style-name="T1">conv1</text:span></text:p>
          </draw:text-box>
        </draw:frame>
        <draw:frame draw:style-name="gr2" draw:text-style-name="P2" draw:layer="layout" svg:width="2.6cm" svg:height="1.2cm" svg:x="1.5cm" svg:y="11cm">
          <draw:text-box>
            <text:p><text:span text:style-name="T1">pool1</text:span></text:p>
          </draw:text-box>
        </draw:frame>
        <draw:frame draw:style-name="gr2" draw:text-style-name="P2" draw:layer="layout" svg:width="2.6cm" svg:height="1.2cm" svg:x="4cm" svg:y="8.8cm">
          <draw:text-box>
            <text:p><text:span text:style-name="T1">conv2</text:span></text:p>
          </draw:text-box>
        </draw:frame>
        <draw:frame draw:style-name="gr2" draw:text-style-name="P2" draw:layer="layout" svg:width="2.6cm" svg:height="1.2cm" svg:x="5.4cm" svg:y="10.4cm">
          <draw:text-box>
            <text:p><text:span text:style-name="T1">conv2</text:span></text:p>
          </draw:text-box>
        </draw:frame>
        <draw:frame draw:style-name="gr2" draw:text-style-name="P2" draw:layer="layout" svg:width="2.6cm" svg:height="1.2cm" svg:x="2.8cm" svg:y="14.8cm">
          <draw:text-box>
            <text:p><text:span text:style-name="T1">pool2</text:span></text:p>
          </draw:text-box>
        </draw:frame>
        <draw:frame draw:style-name="gr2" draw:text-style-name="P2" draw:layer="layout" svg:width="2.6cm" svg:height="1.2cm" svg:x="5.5cm" svg:y="13.2cm">
          <draw:text-box>
            <text:p><text:span text:style-name="T1">conv3</text:span></text:p>
          </draw:text-box>
        </draw:frame>
        <draw:frame draw:style-name="gr2" draw:text-style-name="P2" draw:layer="layout" svg:width="2.6cm" svg:height="1.2cm" svg:x="7.6cm" svg:y="14cm">
          <draw:text-box>
            <text:p><text:span text:style-name="T1">conv3</text:span></text:p>
          </draw:text-box>
        </draw:frame>
        <draw:frame draw:style-name="gr2" draw:text-style-name="P2" draw:layer="layout" svg:width="2.6cm" svg:height="1.2cm" svg:x="4.824cm" svg:y="16.919cm">
          <draw:text-box>
            <text:p><text:span text:style-name="T1">pool3</text:span></text:p>
          </draw:text-box>
        </draw:frame>
        <draw:frame draw:style-name="gr2" draw:text-style-name="P2" draw:layer="layout" svg:width="2.6cm" svg:height="1.2cm" svg:x="7.8cm" svg:y="15.7cm">
          <draw:text-box>
            <text:p><text:span text:style-name="T1">conv4</text:span></text:p>
          </draw:text-box>
        </draw:frame>
        <draw:frame draw:style-name="gr2" draw:text-style-name="P2" draw:layer="layout" svg:width="2.6cm" svg:height="1.2cm" svg:x="9.7cm" svg:y="15.7cm">
          <draw:text-box>
            <text:p><text:span text:style-name="T1">conv4</text:span></text:p>
          </draw:text-box>
        </draw:frame>
        <draw:frame draw:style-name="gr2" draw:text-style-name="P2" draw:layer="layout" svg:width="4.724cm" svg:height="1.2cm" svg:x="5.2cm" svg:y="18.319cm">
          <draw:text-box>
            <text:p><text:span text:style-name="T1">drop4,pool4</text:span></text:p>
          </draw:text-box>
        </draw:frame>
        <draw:frame draw:style-name="gr2" draw:text-style-name="P2" draw:layer="layout" svg:width="2.6cm" svg:height="1.2cm" svg:x="4.824cm" svg:y="16.919cm">
          <draw:text-box>
            <text:p><text:span text:style-name="T1">pool3</text:span></text:p>
          </draw:text-box>
        </draw:frame>
        <draw:frame draw:style-name="gr2" draw:text-style-name="P2" draw:layer="layout" svg:width="2.6cm" svg:height="1.2cm" svg:x="11.2cm" svg:y="19.3cm">
          <draw:text-box>
            <text:p><text:span text:style-name="T1">conv5</text:span></text:p>
          </draw:text-box>
        </draw:frame>
        <draw:frame draw:style-name="gr2" draw:text-style-name="P2" draw:layer="layout" svg:width="2.6cm" svg:height="1.2cm" svg:x="13.5cm" svg:y="19.3cm">
          <draw:text-box>
            <text:p><text:span text:style-name="T1">conv5</text:span></text:p>
          </draw:text-box>
        </draw:frame>
        <draw:frame draw:style-name="gr3" draw:text-style-name="P2" draw:layer="layout" svg:width="5.6cm" svg:height="0.975cm" svg:x="10.8cm" svg:y="17.8cm">
          <draw:text-box>
            <text:p><text:span text:style-name="T1">drop5,up6</text:span></text:p>
          </draw:text-box>
        </draw:frame>
        <draw:frame draw:style-name="gr2" draw:text-style-name="P2" draw:layer="layout" svg:width="2.6cm" svg:height="1.2cm" svg:x="17.5cm" svg:y="16.2cm">
          <draw:text-box>
            <text:p><text:span text:style-name="T1">up7</text:span></text:p>
          </draw:text-box>
        </draw:frame>
        <draw:frame draw:style-name="gr2" draw:text-style-name="P2" draw:layer="layout" svg:width="2.6cm" svg:height="1.2cm" svg:x="19.7cm" svg:y="13.5cm">
          <draw:text-box>
            <text:p><text:span text:style-name="T1">up8</text:span></text:p>
          </draw:text-box>
        </draw:frame>
        <draw:frame draw:style-name="gr2" draw:text-style-name="P2" draw:layer="layout" svg:width="2.6cm" svg:height="1.2cm" svg:x="19.7cm" svg:y="8.9cm">
          <draw:text-box>
            <text:p><text:span text:style-name="T1">up9</text:span></text:p>
          </draw:text-box>
        </draw:frame>
        <draw:frame draw:style-name="gr4" draw:text-style-name="P2" draw:layer="layout" svg:width="2.9cm" svg:height="1.699cm" svg:x="12.6cm" svg:y="15.8cm">
          <draw:text-box>
            <text:p><text:span text:style-name="T1">merge6</text:span></text:p>
          </draw:text-box>
        </draw:frame>
        <draw:frame draw:style-name="gr4" draw:text-style-name="P2" draw:layer="layout" svg:width="2.9cm" svg:height="1.699cm" svg:x="16.7cm" svg:y="10.701cm">
          <draw:text-box>
            <text:p><text:span text:style-name="T1">merge8</text:span></text:p>
          </draw:text-box>
        </draw:frame>
        <draw:frame draw:style-name="gr4" draw:text-style-name="P2" draw:layer="layout" svg:width="2.9cm" svg:height="1.699cm" svg:x="17.9cm" svg:y="4.501cm">
          <draw:text-box>
            <text:p><text:span text:style-name="T1">merge9</text:span></text:p>
          </draw:text-box>
        </draw:frame>
        <draw:frame draw:style-name="gr2" draw:text-style-name="P2" draw:layer="layout" svg:width="2.6cm" svg:height="1.2cm" svg:x="17.4cm" svg:y="13.6cm">
          <draw:text-box>
            <text:p><text:span text:style-name="T1">conv7</text:span></text:p>
          </draw:text-box>
        </draw:frame>
        <draw:frame draw:style-name="gr2" draw:text-style-name="P2" draw:layer="layout" svg:width="2.6cm" svg:height="1.2cm" svg:x="19.9cm" svg:y="14.8cm">
          <draw:text-box>
            <text:p><text:span text:style-name="T1">conv7</text:span></text:p>
          </draw:text-box>
        </draw:frame>
        <draw:frame draw:style-name="gr2" draw:text-style-name="P2" draw:layer="layout" svg:width="2.6cm" svg:height="1.2cm" svg:x="19.9cm" svg:y="13.1cm">
          <draw:text-box>
            <text:p><text:span text:style-name="T1">conv8</text:span></text:p>
          </draw:text-box>
        </draw:frame>
        <draw:frame draw:style-name="gr2" draw:text-style-name="P2" draw:layer="layout" svg:width="2.6cm" svg:height="1.2cm" svg:x="21.2cm" svg:y="10.8cm">
          <draw:text-box>
            <text:p><text:span text:style-name="T1">conv8</text:span></text:p>
          </draw:text-box>
        </draw:frame>
        <draw:frame draw:style-name="gr2" draw:text-style-name="P2" draw:layer="layout" svg:width="2.6cm" svg:height="1.2cm" svg:x="21.4cm" svg:y="8.1cm">
          <draw:text-box>
            <text:p><text:span text:style-name="T1">conv9</text:span></text:p>
          </draw:text-box>
        </draw:frame>
        <draw:frame draw:style-name="gr2" draw:text-style-name="P2" draw:layer="layout" svg:width="2.6cm" svg:height="1.2cm" svg:x="22.1cm" svg:y="1.7cm">
          <draw:text-box>
            <text:p><text:span text:style-name="T1">conv9</text:span></text:p>
          </draw:text-box>
        </draw:frame>
        <draw:frame draw:style-name="gr4" draw:text-style-name="P2" draw:layer="layout" svg:width="2.8cm" svg:height="1.699cm" svg:x="23.6cm" svg:y="6.9cm">
          <draw:text-box>
            <text:p><text:span text:style-name="T1">conv10</text:span></text:p>
          </draw:text-box>
        </draw:frame>
        <draw:frame draw:style-name="gr2" draw:text-style-name="P2" draw:layer="layout" svg:width="2.6cm" svg:height="1.2cm" svg:x="15.4cm" svg:y="18cm">
          <draw:text-box>
            <text:p><text:span text:style-name="T1">conv6</text:span></text:p>
          </draw:text-box>
        </draw:frame>
        <draw:frame draw:style-name="gr2" draw:text-style-name="P2" draw:layer="layout" svg:width="2.6cm" svg:height="1.2cm" svg:x="17.9cm" svg:y="16.9cm">
          <draw:text-box>
            <text:p><text:span text:style-name="T1">conv6</text:span></text:p>
          </draw:text-box>
        </draw:frame>
        <draw:frame draw:style-name="gr4" draw:text-style-name="P2" draw:layer="layout" svg:width="2.9cm" svg:height="1.699cm" svg:x="14.2cm" svg:y="14.501cm">
          <draw:text-box>
            <text:p><text:span text:style-name="T1">merge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Normal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0:38:05.354936691</meta:creation-date>
    <meta:editing-duration>PT9M12S</meta:editing-duration>
    <meta:editing-cycles>4</meta:editing-cycles>
    <meta:generator>LibreOffice/5.1.6.2$Linux_X86_64 LibreOffice_project/10m0$Build-2</meta:generator>
    <dc:date>2018-05-09T20:52:51.814195840</dc:date>
    <meta:document-statistic meta:object-count="56"/>
  </office:meta>
</office:document-meta>
</file>